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row-height="0.3152in" style:use-optimal-row-height="false"/>
    </style:style>
    <style:style style:name="TableCell1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7" style:parent-style-name="Normal" style:family="paragraph">
      <style:paragraph-properties fo:text-align="center"/>
    </style:style>
    <style:style style:name="P188" style:parent-style-name="Normal" style:family="paragraph">
      <style:paragraph-properties fo:text-align="center"/>
    </style:style>
    <style:style style:name="TableRow189" style:family="table-row">
      <style:table-row-properties style:row-height="0.3152in" style:use-optimal-row-height="false"/>
    </style:style>
    <style:style style:name="TableCell1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language-asian="en" style:country-asian="IN" style:language-complex="ar" style:country-complex="SA"/>
    </style:style>
    <style:style style:name="P198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9" style:family="table-row">
      <style:table-row-properties style:row-height="0.3152in" style:use-optimal-row-height="false"/>
    </style:style>
    <style:style style:name="TableCell2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8" style:family="table-row">
      <style:table-row-properties style:row-height="0.3152in" style:use-optimal-row-height="false"/>
    </style:style>
    <style:style style:name="TableCell2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7" style:family="table-row">
      <style:table-row-properties style:row-height="0.3152in" style:use-optimal-row-height="false"/>
    </style:style>
    <style:style style:name="TableCell2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1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5" style:family="table-row">
      <style:table-row-properties style:row-height="0.3152in" style:use-optimal-row-height="false" fo:keep-together="always"/>
    </style:style>
    <style:style style:name="TableCell2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Footer" style:family="paragraph">
      <style:text-properties style:font-name="Nirmala UI" style:font-name-complex="Nirmala UI" fo:font-weight="bold" style:font-weight-asian="bold"/>
    </style:style>
    <style:style style:name="P249" style:parent-style-name="Footer" style:family="paragraph">
      <style:text-properties style:font-name="Nirmala UI" style:font-name-complex="Nirmala UI"/>
    </style:style>
    <style:style style:name="P250" style:parent-style-name="Footer" style:family="paragraph">
      <style:text-properties style:font-name="Nirmala UI" style:font-name-complex="Nirmala UI"/>
    </style:style>
    <style:style style:name="TableColumn252" style:family="table-column">
      <style:table-column-properties style:column-width="0.8104in" style:use-optimal-column-width="false"/>
    </style:style>
    <style:style style:name="TableColumn253" style:family="table-column">
      <style:table-column-properties style:column-width="2.875in" style:use-optimal-column-width="false"/>
    </style:style>
    <style:style style:name="TableColumn254" style:family="table-column">
      <style:table-column-properties style:column-width="0.6868in" style:use-optimal-column-width="false"/>
    </style:style>
    <style:style style:name="TableColumn255" style:family="table-column">
      <style:table-column-properties style:column-width="3.0631in" style:use-optimal-column-width="false"/>
    </style:style>
    <style:style style:name="Table251" style:family="table" style:master-page-name="MP1">
      <style:table-properties style:width="7.4354in" fo:margin-left="-0.0069in" table:align="left"/>
    </style:style>
    <style:style style:name="TableRow256" style:family="table-row">
      <style:table-row-properties style:min-row-height="0.6729in" style:use-optimal-row-height="false"/>
    </style:style>
    <style:style style:name="TableCell25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style:font-weight-complex="bold" fo:font-size="28pt" style:font-size-asian="28pt" style:font-size-complex="28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text-properties fo:font-size="18pt" style:font-size-asian="18pt" style:font-size-complex="1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text-properties fo:font-size="18pt" style:font-size-asian="18pt" style:font-size-complex="18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18pt" style:font-size-asian="18pt" style:font-size-complex="18pt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18pt" style:font-size-asian="18pt" style:font-size-complex="18pt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size="18pt" style:font-size-asian="18pt" style:font-size-complex="18pt"/>
    </style:style>
    <style:style style:name="TableCell4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4" style:family="table-row">
      <style:table-row-properties style:min-row-height="0.0173in" style:use-optimal-row-height="false"/>
    </style:style>
    <style:style style:name="TableCell44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text-properties fo:font-size="18pt" style:font-size-asian="18pt" style:font-size-complex="18pt"/>
    </style:style>
    <style:style style:name="P45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6" style:parent-style-name="Normal" style:family="paragraph">
      <style:paragraph-properties fo:text-align="center"/>
    </style:style>
    <style:style style:name="P457" style:parent-style-name="Normal" style:family="paragraph">
      <style:paragraph-properties fo:text-align="center"/>
    </style:style>
    <style:style style:name="T45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1" style:parent-style-name="DefaultParagraphFont" style:family="text">
      <style:text-properties fo:color="#212121" fo:font-size="14pt" style:font-size-asian="14pt" style:font-size-complex="14pt" style:script-type="complex"/>
    </style:style>
    <style:style style:name="T46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3" style:parent-style-name="DefaultParagraphFont" style:family="text">
      <style:text-properties fo:color="#212121" fo:font-size="14pt" style:font-size-asian="14pt" style:font-size-complex="14pt" style:script-type="complex"/>
    </style:style>
    <style:style style:name="P46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fo:color="#212121" fo:font-size="14pt" style:font-size-asian="14pt" style:font-size-complex="14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language-asian="en" style:country-asian="IN" style:language-complex="ar" style:country-complex="SA"/>
    </style:style>
    <style:style style:name="P47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3" style:parent-style-name="DefaultParagraphFont" style:family="text">
      <style:text-properties style:language-asian="en" style:country-asian="IN" style:language-complex="ar" style:country-complex="SA"/>
    </style:style>
    <style:style style:name="P47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/text:span><text:span text:style-name="T89"><text:s/></text:span><text:span text:style-name="T90">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7 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7.30 बजे</text:span></text:p>
          </table:table-cell>
          <table:table-cell table:style-name="TableCell121">
            <text:p text:style-name="P122">32</text:p>
          </table:table-cell>
          <table:table-cell table:style-name="TableCell123">
            <text:p text:style-name="TableContents"><text:span text:style-name="T124"><text:s/>15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TableContents"><text:span text:style-name="T130"><text:s/>डिनर <text:s/>8 बजे</text:span></text:p>
          </table:table-cell>
          <table:table-cell table:style-name="TableCell131">
            <text:p text:style-name="P132">33</text:p>
          </table:table-cell>
          <table:table-cell table:style-name="TableCell133">
            <text:p text:style-name="TableContents"><text:span text:style-name="T134"><text:s/>10</text:span><text:span text:style-name="T135"><text:s/>मिनट<text:s/></text:span><text:span text:style-name="T136">बाद नाश्ता</text:span></text:p>
          </table:table-cell>
        </table:table-row>
        <table:table-row table:style-name="TableRow137">
          <table:table-cell table:style-name="TableCell138">
            <text:p text:style-name="P139">14</text:p>
          </table:table-cell>
          <table:table-cell table:style-name="TableCell140">
            <text:p text:style-name="TableContents"><text:span text:style-name="T141"><text:s/>डिनर <text:s/>8.30 बजे</text:span></text:p>
          </table:table-cell>
          <table:table-cell table:style-name="TableCell142">
            <text:p text:style-name="P143">34</text:p>
          </table:table-cell>
          <table:table-cell table:style-name="TableCell144">
            <text:p text:style-name="TableContents"><text:span text:style-name="T145"><text:s/>5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TableContents"><text:span text:style-name="T151"><text:s/>डिनर <text:s/>9 बजे</text:span></text:p>
          </table:table-cell>
          <table:table-cell table:style-name="TableCell152">
            <text:p text:style-name="P153">35</text:p>
          </table:table-cell>
          <table:table-cell table:style-name="TableCell154">
            <text:p text:style-name="TableContents"><text:span text:style-name="T155"><text:s/>नाश्ते के लिए रुकते समय</text:span></text:p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TableContents"><text:span text:style-name="T160"><text:s/>डिनर <text:s/>9.30 बजे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TableContents"><text:span text:style-name="T169"><text:s/>डिनर <text:s/>10 बजे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18</text:p>
          </table:table-cell>
          <table:table-cell table:style-name="TableCell177">
            <text:p text:style-name="TableContents"><text:span text:style-name="T178"><text:s/>डिनर <text:s/>10.30 बजे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TableContents"><text:span text:style-name="T182"><draw:custom-shape svg:x="-0.65417in" svg:y="0.21944in" svg:width="3.71875in" svg:height="0.84375in" draw:z-index="251669504" draw:id="id0" draw:style-name="a1" draw:name="Rounded Rectangle 13" text:anchor-type="paragraph"><svg:title/><svg:desc/><text:p text:style-name="P183"><text:span text:style-name="T184">अनाउंसमेंट ना चले तो<text:s/></text:span><text:span text:style-name="T185">BUSFLIX <text:s/></text:span><text:span text:style-name="T186">बॉक्स बंद चालू करे</text:span></text:p><text:p text:style-name="P187"/><text:p text:style-name="P18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9">
          <table:table-cell table:style-name="TableCell190">
            <text:p text:style-name="P191">19</text:p>
          </table:table-cell>
          <table:table-cell table:style-name="TableCell192">
            <text:p text:style-name="TableContents"><text:span text:style-name="T193"><text:s/>डिनर <text:s/>11 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8">Your text here</text:p></draw:text-box><svg:title/><svg:desc/></draw:frame></text:span></text:p>
          </table:table-cell>
        </table:table-row>
        <table:table-row table:style-name="TableRow199">
          <table:table-cell table:style-name="TableCell200">
            <text:p text:style-name="P201">20</text:p>
          </table:table-cell>
          <table:table-cell table:style-name="TableCell202">
            <text:p text:style-name="TableContents"><text:span text:style-name="T203"><text:s/>डिनर 11.30 बजे</text:span>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21</text:p>
          </table:table-cell>
          <table:table-cell table:style-name="TableCell211">
            <text:p text:style-name="TableContents"><text:span text:style-name="T212"><text:s/>डिनर <text:s/>12 बजे</text:span>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22</text:p>
          </table:table-cell>
          <table:table-cell table:style-name="TableCell220">
            <text:p text:style-name="TableContents"><text:span text:style-name="T221"><text:s/>डिनर <text:s/>12.30 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3</text:p>
          </table:table-cell>
          <table:table-cell table:style-name="TableCell229">
            <text:p text:style-name="TableContents"><text:span text:style-name="T230"><text:s/>डिनर <text:s/>1 बजे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24</text:p>
          </table:table-cell>
          <table:table-cell table:style-name="TableCell238">
            <text:p text:style-name="TableContents"><text:span text:style-name="T239"><text:s/>डिनर <text:s/>के लिए रुकते समय</text:span></text:p>
            <text:p text:style-name="P240"/>
            <text:p text:style-name="P241"/>
            <text:p text:style-name="P242"/>
          </table:table-cell>
          <table:table-cell table:style-name="TableCell243">
            <text:p text:style-name="P244"/>
            <text:p text:style-name="P245"/>
          </table:table-cell>
          <table:table-cell table:style-name="TableCell246">
            <text:p text:style-name="P247"/>
          </table:table-cell>
        </table:table-row>
      </table:table>
      <text:p text:style-name="Textbody"/>
      <text:p text:style-name="P248">How to use –</text:p>
      <text:p text:style-name="P249">1. Press the correct number<text:s/><text:tab/>and immediately press “Enter” (Green) key on the keypad.</text:p>
      <text:p text:style-name="P250">2. To stop the playing announcement<text:s/>press “Backspace” (Red) key.</text:p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/>
            <text:p text:style-name="P263"/>
          </table:table-cell>
          <table:table-cell table:style-name="TableCell264">
            <text:p text:style-name="P265"><text:span text:style-name="T266">हैदराबाद - नागपुर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नागपुर - हैदराबाद</text:span></text:p>
          </table:table-cell>
        </table:table-row>
        <table:table-row table:style-name="TableRow272">
          <table:table-cell table:style-name="TableCell273">
            <text:p text:style-name="P274">41</text:p>
          </table:table-cell>
          <table:table-cell table:style-name="TableCell275">
            <text:p text:style-name="TableContents"><text:span text:style-name="T276">हैदराबाद - नागपुर <text:s text:c="2"/>जर्नी सुरु <text:s/></text:span></text:p>
          </table:table-cell>
          <table:table-cell table:style-name="TableCell277">
            <text:p text:style-name="P278">71</text:p>
          </table:table-cell>
          <table:table-cell table:style-name="TableCell279">
            <text:p text:style-name="TableContents"><text:span text:style-name="T280">नागपुर - हैदराबाद जर्नी सुरु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TableContents"><text:span text:style-name="T285">मिरचल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<text:s/>जाम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आदिलाबाद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TableContents"><text:span text:style-name="T298"><text:s/>आदिलाबाद</text:span>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खापरी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<text:s/>निर्मल</text:span></text:p>
          </table:table-cell>
        </table:table-row>
        <table:table-row table:style-name="TableRow308">
          <table:table-cell table:style-name="TableCell309">
            <text:p text:style-name="P310">45</text:p>
          </table:table-cell>
          <table:table-cell table:style-name="TableCell311">
            <text:p text:style-name="TableContents"><text:span text:style-name="T312">छञपती चौक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<text:s/>मेडचल</text:span></text:p>
          </table:table-cell>
        </table:table-row>
        <table:table-row table:style-name="TableRow317">
          <table:table-cell table:style-name="TableCell318">
            <text:p text:style-name="P319">46</text:p>
          </table:table-cell>
          <table:table-cell table:style-name="TableCell320">
            <text:p text:style-name="TableContents"><text:span text:style-name="T321">बुटीबोरी</text:span></text:p>
          </table:table-cell>
          <table:table-cell table:style-name="TableCell322">
            <text:p text:style-name="P323">76</text:p>
          </table:table-cell>
          <table:table-cell table:style-name="TableCell324">
            <text:p text:style-name="TableContents"><text:span text:style-name="T325"><text:s/>कोमपल्ली</text:span></text:p>
          </table:table-cell>
        </table:table-row>
        <table:table-row table:style-name="TableRow326">
          <table:table-cell table:style-name="TableCell327">
            <text:p text:style-name="P328">47</text:p>
          </table:table-cell>
          <table:table-cell table:style-name="TableCell329">
            <text:p text:style-name="TableContents"><text:span text:style-name="T330">राहते कॉलनी</text:span></text:p>
          </table:table-cell>
          <table:table-cell table:style-name="TableCell331">
            <text:p text:style-name="P332">77</text:p>
          </table:table-cell>
          <table:table-cell table:style-name="TableCell333">
            <text:p text:style-name="TableContents"><text:span text:style-name="T334"><text:s/>सुचित्रा</text:span></text:p>
          </table:table-cell>
        </table:table-row>
        <table:table-row table:style-name="TableRow335">
          <table:table-cell table:style-name="TableCell336">
            <text:p text:style-name="P337">48</text:p>
          </table:table-cell>
          <table:table-cell table:style-name="TableCell338">
            <text:p text:style-name="TableContents"><text:span text:style-name="T339">रवि नगर</text:span></text:p>
          </table:table-cell>
          <table:table-cell table:style-name="TableCell340">
            <text:p text:style-name="P341">78</text:p>
          </table:table-cell>
          <table:table-cell table:style-name="TableCell342">
            <text:p text:style-name="TableContents"><text:span text:style-name="T343"><text:s/>बोनपल्ली</text:span></text:p>
          </table:table-cell>
        </table:table-row>
        <table:table-row table:style-name="TableRow344">
          <table:table-cell table:style-name="TableCell345">
            <text:p text:style-name="P346">49</text:p>
          </table:table-cell>
          <table:table-cell table:style-name="TableCell347">
            <text:p text:style-name="TableContents"><text:span text:style-name="T348">धरमपेठ भोले पेट्रोल पंप</text:span></text:p>
          </table:table-cell>
          <table:table-cell table:style-name="TableCell349">
            <text:p text:style-name="P350">79</text:p>
          </table:table-cell>
          <table:table-cell table:style-name="TableCell351">
            <text:p text:style-name="TableContents"><text:span text:style-name="T352"><text:s/>पैराडाइस <text:s/>चौक <text:s/>सिकंदराबाद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TableContents"><text:span text:style-name="T357">सीता बर्डी</text:span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<text:s/>लिबर्टी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TableContents"><text:span text:style-name="T366">आशीर्वाद बैधनाथ चौक</text:span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TableContents"><text:span text:style-name="T370"><text:s/>हैबिट्स <text:s/>नामपल्ली</text:span></text:p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TableContents"><text:span text:style-name="T375">गणेश पेठ</text:span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TableContents"><text:span text:style-name="T379"><text:s/>गोशमहल</text:span></text:p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pan text:style-name="T385">म्हाडा <text:s/>काम्प्लेक्स</text:span></text:p>
          </table:table-cell>
          <table:table-cell table:style-name="TableCell386">
            <text:p text:style-name="P387">83</text:p>
          </table:table-cell>
          <table:table-cell table:style-name="TableCell388">
            <text:p text:style-name="TableContents"><text:span text:style-name="T389"><text:s/>हिंगणघाट</text:span></text:p>
          </table:table-cell>
        </table:table-row>
        <table:table-row table:style-name="TableRow390">
          <table:table-cell table:style-name="TableCell391">
            <text:p text:style-name="P392">54</text:p>
          </table:table-cell>
          <table:table-cell table:style-name="TableCell393">
            <text:p text:style-name="P394"><text:s/></text:p>
          </table:table-cell>
          <table:table-cell table:style-name="TableCell395">
            <text:p text:style-name="P396">84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55</text:p>
          </table:table-cell>
          <table:table-cell table:style-name="TableCell402">
            <text:p text:style-name="P403"><text:s/></text:p>
          </table:table-cell>
          <table:table-cell table:style-name="TableCell404">
            <text:p text:style-name="P405">85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56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86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57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87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8</text:p>
          </table:table-cell>
          <table:table-cell table:style-name="TableCell429">
            <text:p text:style-name="P430"><text:s/></text:p>
          </table:table-cell>
          <table:table-cell table:style-name="TableCell431">
            <text:p text:style-name="P432">88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59</text:p>
          </table:table-cell>
          <table:table-cell table:style-name="TableCell438">
            <text:p text:style-name="P439"><text:s/></text:p>
          </table:table-cell>
          <table:table-cell table:style-name="TableCell440">
            <text:p text:style-name="P441">89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60</text:p>
          </table:table-cell>
          <table:table-cell table:style-name="TableCell447">
            <text:p text:style-name="P448"/>
          </table:table-cell>
          <table:table-cell table:style-name="TableCell449">
            <text:p text:style-name="P450">90</text:p>
          </table:table-cell>
          <table:table-cell table:style-name="TableCell451">
            <text:p text:style-name="P452"/>
          </table:table-cell>
        </table:table-row>
      </table:table>
      <text:p text:style-name="P453"><text:span text:style-name="T454"><draw:custom-shape svg:x="4.625in" svg:y="0.19514in" svg:width="2.75764in" svg:height="1.07639in" draw:z-index="251670528" draw:id="id2" draw:style-name="a4" draw:name="Rounded Rectangle 15" text:anchor-type="paragraph"><svg:title/><svg:desc/><text:p text:style-name="P455">Restart BUSFLIX box if Announcement is not playing</text:p><text:p text:style-name="P456"/><text:p text:style-name="P45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8"><text:tab/></text:span></text:p>
      <text:p text:style-name="Footer"><text:span text:style-name="T459">इस्तेमाल <text:s/>–</text:span></text:p>
      <text:p text:style-name="Footer"><text:span text:style-name="T460">1.<text:s/></text:span><text:bookmark-start text:name="tw-target-text"/><text:bookmark-end text:name="tw-target-text"/><text:span text:style-name="T461">सही नंबर दबाएं और तुरंत कीपैड पर ग्रीन</text:span><text:span text:style-name="T462"><text:s/>बटन</text:span><text:span text:style-name="T463"><text:s/>दबाएं।</text:span></text:p>
      <text:p text:style-name="P464"><text:span text:style-name="T465">2.<text:s/></text:span><text:span text:style-name="T466">अन्नोउंसमेंट<text:s/></text:span><text:span text:style-name="T467">को रोकने के लिए लाल</text:span><text:span text:style-name="T468"><text:s/>बटन</text:span><text:span text:style-name="T469"><text:s/>दबाएं ।</text:span></text:p>
      <text:p text:style-name="P470"><text:span text:style-name="T47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2"/></draw:text-box><svg:title/><svg:desc/></draw:frame></text:span><text:span text:style-name="T47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MH 40 AT 0148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9">KHURANA EXPRESS<text:tab/><text:tab/><text:s text:c="8"/>MH 40 AT 0148</text:p>
        <text:p text:style-name="Header"><text:span text:style-name="T260"><text:tab/><text:s text:c="12"/></text:span><text:span text:style-name="T261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1-16T09:56:00Z</meta:creation-date>
    <dc:date>2017-11-16T09:56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3" meta:character-count="1561" meta:row-count="11" meta:non-whitespace-character-count="1331"/>
  </office:meta>
</office:document-meta>
</file>